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Table_20_Contents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одключение платы АЦП к <text:span text:style-name="T2">ZYBO. </text:span></text:h>
      <text:p text:style-name="P2"/>
      <text:p text:style-name="P2"><text:span text:style-name="T1">Для подключения </text:span><text:span text:style-name="T2">LVDS </text:span><text:span text:style-name="T1">линий от АЦП можно использовать разъемы, которые на схеме подключены к цепям </text:span><text:span text:style-name="T2">JA, JB, JC, JD. </text:span><text:span text:style-name="T1">Можно также использовать линии </text:span><text:span text:style-name="T2">HDMI. Clock </text:span><text:span text:style-name="T1">АЦП нужно подключить к </text:span><text:span text:style-name="T2">HDMI_CLK </text:span><text:span text:style-name="T1">или к </text:span><text:span text:style-name="T2">JD3_P/JD3_N. </text:span></text:p>
      <text:p text:style-name="P2"/>
      <text:p text:style-name="P1"><text:span text:style-name="T1">Важное замечание. Если данные передаются в формате </text:span>LVDS, <text:span text:style-name="T1">то нужно поставить терминирующий резистор 100 Ом, либо на стороне приемника , либо на стороне передатчика. Лучше разумеется на стороне приемника, то есть на плате.</text:span></text:p>
      <text:p text:style-name="P2"/>
      <text:h text:style-name="Heading_20_2" text:outline-level="2">Подключение <text:span text:style-name="T2">SPI</text:span></text:h>
      <text:p text:style-name="P2">Линии <text:span text:style-name="T2">SPI </text:span>подключаются к порту <text:span text:style-name="T2">MIO Pmod</text:span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4">Линия</text:p>
          </table:table-cell>
          <table:table-cell table:style-name="Таблица1.A1" office:value-type="string">
            <text:p text:style-name="Table_20_Contents">На разъеме <text:span text:style-name="T2">MIO Pmod</text:span></text:p>
          </table:table-cell>
          <table:table-cell table:style-name="Таблица1.A1" office:value-type="string">
            <text:p text:style-name="P4">На АЦП</text:p>
          </table:table-cell>
          <table:table-cell table:style-name="Таблица1.D1" office:value-type="string">
            <text:p text:style-name="P4">На hmc987lp5e</text:p>
          </table:table-cell>
        </table:table-row>
        <table:table-row>
          <table:table-cell table:style-name="Таблица1.A2" office:value-type="string">
            <text:p text:style-name="P3">MOSI(MIO_10)</text:p>
          </table:table-cell>
          <table:table-cell table:style-name="Таблица1.A2" office:value-type="string">
            <text:p text:style-name="P3">JF2</text:p>
          </table:table-cell>
          <table:table-cell table:style-name="Таблица1.A2" office:value-type="string">
            <text:p text:style-name="P3">SDIO</text:p>
          </table:table-cell>
          <table:table-cell table:style-name="Таблица1.D2" office:value-type="string">
            <text:p text:style-name="P3">SDI</text:p>
          </table:table-cell>
        </table:table-row>
        <table:table-row>
          <table:table-cell table:style-name="Таблица1.A2" office:value-type="string">
            <text:p text:style-name="P3">MISO(MIO_11)</text:p>
          </table:table-cell>
          <table:table-cell table:style-name="Таблица1.A2" office:value-type="string">
            <text:p text:style-name="P3">JF3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3">SCK(MIO_12)</text:p>
          </table:table-cell>
          <table:table-cell table:style-name="Таблица1.A2" office:value-type="string">
            <text:p text:style-name="P3">JF4</text:p>
          </table:table-cell>
          <table:table-cell table:style-name="Таблица1.A2" office:value-type="string">
            <text:p text:style-name="P3">SCLK</text:p>
          </table:table-cell>
          <table:table-cell table:style-name="Таблица1.D2" office:value-type="string">
            <text:p text:style-name="P3">SCLK</text:p>
          </table:table-cell>
        </table:table-row>
        <table:table-row>
          <table:table-cell table:style-name="Таблица1.A2" office:value-type="string">
            <text:p text:style-name="P3">SS0(MIO_13)</text:p>
          </table:table-cell>
          <table:table-cell table:style-name="Таблица1.A2" office:value-type="string">
            <text:p text:style-name="P3">JF1</text:p>
          </table:table-cell>
          <table:table-cell table:style-name="Таблица1.A2" office:value-type="string">
            <text:p text:style-name="P3">CSB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3">MIO_0</text:p>
          </table:table-cell>
          <table:table-cell table:style-name="Таблица1.A2" office:value-type="string">
            <text:p text:style-name="P3">JF7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SEN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Олег Гаврильченко</meta:initial-creator>
    <meta:creation-date>2020-03-22T20:57:30.93</meta:creation-date>
    <meta:generator>OpenOffice/4.1.7$Win32 OpenOffice.org_project/417m1$Build-9800</meta:generator>
    <dc:date>2020-04-13T14:04:01.55</dc:date>
    <dc:creator>Олег Гаврильченко</dc:creator>
    <meta:editing-duration>PT11M17S</meta:editing-duration>
    <meta:editing-cycles>24</meta:editing-cycles>
    <meta:document-statistic meta:table-count="1" meta:image-count="0" meta:object-count="0" meta:page-count="1" meta:paragraph-count="25" meta:word-count="105" meta:character-count="642"/>
  </office:meta>
</office:document-meta>
</file>